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size="8pt" officeooo:rsid="00012238" officeooo:paragraph-rsid="000fffd6" style:font-size-asian="8pt" style:font-size-complex="8pt"/>
    </style:style>
    <style:style style:name="P2" style:family="paragraph" style:parent-style-name="Heading_20_4">
      <style:paragraph-properties fo:margin-top="0cm" fo:margin-bottom="0cm" style:contextual-spacing="false"/>
      <style:text-properties fo:font-size="8pt" officeooo:rsid="00012238" officeooo:paragraph-rsid="000fffd6" style:font-size-asian="8pt" style:font-size-complex="8pt"/>
    </style:style>
    <style:style style:name="P3" style:family="paragraph" style:parent-style-name="Text_20_body">
      <style:paragraph-properties fo:margin-top="0cm" fo:margin-bottom="0cm" style:contextual-spacing="false"/>
      <style:text-properties fo:font-size="8pt" officeooo:rsid="00012238" officeooo:paragraph-rsid="000fffd6" style:font-size-asian="8pt" style:font-size-complex="8pt"/>
    </style:style>
    <style:style style:name="P4" style:family="paragraph" style:parent-style-name="Standard">
      <style:text-properties fo:font-size="8pt" officeooo:rsid="00012238" officeooo:paragraph-rsid="000fffd6" style:font-size-asian="8pt" style:font-size-complex="8pt"/>
    </style:style>
    <style:style style:name="P5" style:family="paragraph" style:parent-style-name="Heading_20_4">
      <style:paragraph-properties fo:margin-top="0cm" fo:margin-bottom="0cm" style:contextual-spacing="false"/>
      <style:text-properties fo:font-size="8pt" officeooo:rsid="00071fbb" officeooo:paragraph-rsid="00071fbb" style:font-size-asian="7pt" style:font-size-complex="8pt"/>
    </style:style>
    <style:style style:name="P6" style:family="paragraph" style:parent-style-name="Text_20_body">
      <style:paragraph-properties fo:margin-top="0cm" fo:margin-bottom="0cm" style:contextual-spacing="false"/>
      <style:text-properties fo:font-size="8pt" officeooo:rsid="00071fbb" officeooo:paragraph-rsid="00071fbb" style:font-size-asian="7pt" style:font-size-complex="8pt"/>
    </style:style>
    <style:style style:name="P7" style:family="paragraph" style:parent-style-name="Heading_20_4">
      <style:text-properties fo:font-size="8pt" officeooo:rsid="00071fbb" style:font-size-asian="7pt" style:font-size-complex="8pt"/>
    </style:style>
    <style:style style:name="P8" style:family="paragraph" style:parent-style-name="Preformatted_20_Text">
      <style:text-properties fo:font-size="8pt" officeooo:rsid="00071fbb" style:font-size-asian="7pt" style:font-size-complex="8pt"/>
    </style:style>
    <style:style style:name="P9" style:family="paragraph" style:parent-style-name="Text_20_body">
      <style:paragraph-properties fo:margin-top="0cm" fo:margin-bottom="0cm" style:contextual-spacing="false"/>
      <style:text-properties fo:font-size="8pt" officeooo:rsid="00071fbb" style:font-size-asian="7pt" style:font-size-complex="8pt"/>
    </style:style>
    <style:style style:name="P10" style:family="paragraph" style:parent-style-name="Text_20_body">
      <style:paragraph-properties fo:margin-top="0cm" fo:margin-bottom="0cm" style:contextual-spacing="false"/>
      <style:text-properties fo:font-size="8pt" officeooo:paragraph-rsid="00012238" style:font-size-asian="7pt" style:font-size-complex="8pt"/>
    </style:style>
    <style:style style:name="P11" style:family="paragraph" style:parent-style-name="Heading_20_4">
      <style:paragraph-properties fo:margin-top="0cm" fo:margin-bottom="0cm" style:contextual-spacing="false"/>
      <style:text-properties officeooo:paragraph-rsid="00071fbb"/>
    </style:style>
    <style:style style:name="P12" style:family="paragraph" style:parent-style-name="Heading_20_4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cm" style:contextual-spacing="false"/>
    </style:style>
    <style:style style:name="P14" style:family="paragraph" style:parent-style-name="Standard">
      <style:text-properties officeooo:rsid="00012238" officeooo:paragraph-rsid="000fffd6"/>
    </style:style>
    <style:style style:name="P15" style:family="paragraph" style:parent-style-name="Text_20_body">
      <style:paragraph-properties fo:margin-top="0cm" fo:margin-bottom="0cm" style:contextual-spacing="false"/>
      <style:text-properties fo:font-size="11pt" officeooo:paragraph-rsid="00012238" style:font-size-asian="11pt" style:font-size-complex="11pt"/>
    </style:style>
    <style:style style:name="P16" style:family="paragraph" style:parent-style-name="Text_20_body">
      <style:paragraph-properties fo:margin-top="0cm" fo:margin-bottom="0cm" style:contextual-spacing="false"/>
      <style:text-properties fo:font-size="11pt" officeooo:rsid="00012238" officeooo:paragraph-rsid="00012238" style:font-size-asian="11pt" style:font-size-complex="11pt"/>
    </style:style>
    <style:style style:name="P17" style:family="paragraph" style:parent-style-name="Text_20_body">
      <style:paragraph-properties fo:margin-top="0cm" fo:margin-bottom="0cm" style:contextual-spacing="false"/>
      <style:text-properties fo:font-size="10pt" officeooo:paragraph-rsid="0001223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/>
      <style:text-properties fo:font-size="10pt" officeooo:rsid="00012238" officeooo:paragraph-rsid="00012238" style:font-size-asian="10pt" style:font-size-complex="10pt"/>
    </style:style>
    <style:style style:name="P19" style:family="paragraph" style:parent-style-name="Standard">
      <style:text-properties officeooo:paragraph-rsid="000fffd6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0fffd6"/>
    </style:style>
    <style:style style:name="P21" style:family="paragraph" style:parent-style-name="Standard">
      <style:text-properties officeooo:paragraph-rsid="000fffd6"/>
    </style:style>
    <style:style style:name="P22" style:family="paragraph" style:parent-style-name="Text_20_body">
      <style:paragraph-properties fo:margin-top="0cm" fo:margin-bottom="0cm" style:contextual-spacing="false"/>
    </style:style>
    <style:style style:name="P23" style:family="paragraph" style:parent-style-name="Text_20_body">
      <style:paragraph-properties fo:margin-top="0cm" fo:margin-bottom="0cm" style:contextual-spacing="false" fo:break-before="page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12690e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127432"/>
    </style:style>
    <style:style style:name="T1" style:family="text">
      <style:text-properties officeooo:rsid="00012238"/>
    </style:style>
    <style:style style:name="T2" style:family="text">
      <style:text-properties fo:font-size="8pt" officeooo:rsid="00012238" style:font-size-asian="8pt" style:font-size-complex="8pt"/>
    </style:style>
    <style:style style:name="T3" style:family="text">
      <style:text-properties fo:font-size="8pt" officeooo:rsid="00028904" style:font-size-asian="8pt" style:font-size-complex="8pt"/>
    </style:style>
    <style:style style:name="T4" style:family="text">
      <style:text-properties fo:font-size="8pt" officeooo:rsid="00071fbb" style:font-size-asian="8pt" style:font-size-complex="8pt"/>
    </style:style>
    <style:style style:name="T5" style:family="text">
      <style:text-properties fo:font-size="8pt" officeooo:rsid="00071fbb" style:font-size-asian="7pt" style:font-size-complex="8pt"/>
    </style:style>
    <style:style style:name="T6" style:family="text">
      <style:text-properties fo:font-size="8pt" fo:font-weight="bold" officeooo:rsid="00071fbb" style:font-size-asian="7pt" style:font-weight-asian="bold" style:font-size-complex="8pt" style:font-weight-complex="bold"/>
    </style:style>
    <style:style style:name="T7" style:family="text">
      <style:text-properties fo:font-size="8pt" fo:font-weight="bold" officeooo:rsid="00071fbb" style:font-size-asian="8pt" style:font-weight-asian="bold" style:font-size-complex="8pt" style:font-weight-complex="bold"/>
    </style:style>
    <style:style style:name="T8" style:family="text">
      <style:text-properties fo:font-size="8pt" fo:font-weight="normal" officeooo:rsid="00071fbb" style:font-size-asian="7pt" style:font-weight-asian="normal" style:font-size-complex="8pt" style:font-weight-complex="normal"/>
    </style:style>
    <style:style style:name="T9" style:family="text">
      <style:text-properties fo:font-size="8pt" fo:font-weight="normal" officeooo:rsid="00071fbb" style:font-size-asian="8pt" style:font-weight-asian="normal" style:font-size-complex="8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71fbb" style:font-weight-asian="normal" style:font-weight-complex="normal"/>
    </style:style>
    <style:style style:name="T12" style:family="text">
      <style:text-properties fo:font-size="12pt" fo:font-weight="normal" officeooo:rsid="00071fbb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71fbb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1. Create a db called company consist of the following tables.</text:p>
      <text:p text:style-name="P19"><text:tab/>1.Emp (eno,ename, job,hiredate,salary,commission,deptno,) <text:tab/>2.dept(deptno,deptname,location) eno is primary key in emp deptno is primary key in dept Solve Queries by SQL: </text:p>
      <text:p text:style-name="P19">1. List the maximum salary paid to salesman</text:p>
      <text:p text:style-name="P19">2. List name of emp whose name start with ‘I’</text:p>
      <text:p text:style-name="P19">3. List details of emp who have joined before ’30-sept-81’</text:p>
      <text:p text:style-name="P19">4. List the emp details in the descending order of their basic salary</text:p>
      <text:p text:style-name="P19">5. List of no. of emp &amp; avg salary for emp in the dept no ‘20’ <text:line-break/>6. List the avg salary, minimum salary of the emp hiredatewise for dept no ‘10’.</text:p>
      <text:p text:style-name="P19">7. List emp name and its department</text:p>
      <text:p text:style-name="P19">8. List total salary paid to each department</text:p>
      <text:p text:style-name="P19">9. List details of employee working in ‘Dev’ department</text:p>
      <text:p text:style-name="P19">10. Update salary of all employees in deptno 10 by 5 %.</text:p>
      <text:p text:style-name="P19"/>
      <text:p text:style-name="P14">solution:</text:p>
      <text:p text:style-name="P14"/>
      <text:p text:style-name="P4">-- Create the database</text:p>
      <text:p text:style-name="P4">CREATE DATABASE company;</text:p>
      <text:p text:style-name="P4"/>
      <text:p text:style-name="P4">-- Switch to the company database</text:p>
      <text:p text:style-name="P4">USE company;</text:p>
      <text:p text:style-name="P4"/>
      <text:p text:style-name="P4">-- Create the 'dept' table</text:p>
      <text:p text:style-name="P4">CREATE TABLE dept (</text:p>
      <text:p text:style-name="P4"><text:s text:c="4"/>deptno INT PRIMARY KEY,</text:p>
      <text:p text:style-name="P4"><text:s text:c="4"/>deptname VARCHAR(50),</text:p>
      <text:p text:style-name="P4"><text:s text:c="4"/>location VARCHAR(50)</text:p>
      <text:p text:style-name="P4">);</text:p>
      <text:p text:style-name="P4"/>
      <text:p text:style-name="P4">-- Create the 'emp' table</text:p>
      <text:p text:style-name="P4">CREATE TABLE emp (</text:p>
      <text:p text:style-name="P4"><text:s text:c="4"/>eno INT PRIMARY KEY,</text:p>
      <text:p text:style-name="P4"><text:s text:c="4"/>ename VARCHAR(50),</text:p>
      <text:p text:style-name="P4"><text:s text:c="4"/>job VARCHAR(50),</text:p>
      <text:p text:style-name="P4"><text:s text:c="4"/>hiredate DATE,</text:p>
      <text:p text:style-name="P4"><text:s text:c="4"/>salary DECIMAL(10, 2),</text:p>
      <text:p text:style-name="P4"><text:s text:c="4"/>commission DECIMAL(10, 2),</text:p>
      <text:p text:style-name="P4"><text:s text:c="4"/>deptno INT,</text:p>
      <text:p text:style-name="P4"><text:s text:c="4"/>FOREIGN KEY (deptno) REFERENCES dept(deptno)</text:p>
      <text:p text:style-name="P4">);</text:p>
      <text:p text:style-name="P4"/>
      <text:p text:style-name="P4">-- Inserting demo departments</text:p>
      <text:p text:style-name="P4">INSERT INTO dept (deptno, deptname, location)</text:p>
      <text:p text:style-name="P4">VALUES </text:p>
      <text:p text:style-name="P4">(10, 'HR', 'New York'),</text:p>
      <text:p text:style-name="P4">(20, 'Sales', 'San Francisco'),</text:p>
      <text:p text:style-name="P4">(30, 'IT', 'Chicago'),</text:p>
      <text:p text:style-name="P4">(40, 'Dev', 'Los Angeles');</text:p>
      <text:p text:style-name="P4"/>
      <text:p text:style-name="P4">-- Inserting demo employees</text:p>
      <text:p text:style-name="P4">INSERT INTO emp (eno, ename, job, hiredate, salary, commission, deptno)</text:p>
      <text:p text:style-name="P4">VALUES</text:p>
      <text:p text:style-name="P4">(1, 'John', 'MANAGER', '1980-06-10', 50000.00, NULL, 10),</text:p>
      <text:p text:style-name="P4">(2, 'Jane', 'SALESMAN', '1981-04-15', 30000.00, 1500.00, 20),</text:p>
      <text:p text:style-name="P4">(3, 'David', 'SALESMAN', '1982-05-23', 32000.00, 1600.00, 20),</text:p>
      <text:p text:style-name="P4">(4, 'Alice', 'CLERK', '1983-07-30', 22000.00, NULL, 10),</text:p>
      <text:p text:style-name="P4">(5, 'Bob', 'MANAGER', '1984-09-15', 48000.00, NULL, 30),</text:p>
      <text:p text:style-name="P4">(6, 'Charlie', 'SALESMAN', '1985-01-10', 29000.00, 1450.00, 20),</text:p>
      <text:p text:style-name="P4">(7, 'Isabella', 'CLERK', '1980-03-05', 20000.00, NULL, 30),</text:p>
      <text:p text:style-name="P4">(8, 'Steve', 'DEVELOPER', '1986-11-21', 35000.00, NULL, 40),</text:p>
      <text:p text:style-name="P4">(9, 'Irene', 'SALESMAN', '1987-02-25', 31000.00, 1550.00, 20),</text:p>
      <text:p text:style-name="P4">(10, 'William', 'DEVELOPER', '1988-07-30', 38000.00, NULL, 40);</text:p>
      <text:p text:style-name="P4"/>
      <text:p text:style-name="P4">SELECT * FROM dept;</text:p>
      <text:p text:style-name="P4"/>
      <text:p text:style-name="P4">SELECT * FROM emp;</text:p>
      <text:p text:style-name="P4"/>
      <text:p text:style-name="P4"/>
      <text:p text:style-name="P4"/>
      <text:h text:style-name="P1" text:outline-level="4"><text:soft-page-break/>1. List the maximum salary paid to a salesman</text:h>
      <text:p text:style-name="P4">SELECT MAX(salary) AS max_salary</text:p>
      <text:p text:style-name="P4">FROM emp</text:p>
      <text:p text:style-name="P4">WHERE job = 'SALESMAN';</text:p>
      <text:h text:style-name="P1" text:outline-level="4">2. List the name of employees whose name starts with 'I'</text:h>
      <text:p text:style-name="P3">SELECT ename</text:p>
      <text:p text:style-name="P3">FROM emp</text:p>
      <text:p text:style-name="P3">WHERE ename LIKE 'I%';</text:p>
      <text:h text:style-name="P1" text:outline-level="4">3. List details of employees who have joined before '30-sept-81'</text:h>
      <text:p text:style-name="P3">SELECT * <text:s/>(// * is used here to get all of the details and not only the emp-name)</text:p>
      <text:p text:style-name="P3">FROM emp</text:p>
      <text:p text:style-name="P3">WHERE hiredate &lt; '1981-09-30';</text:p>
      <text:p text:style-name="P3"/>
      <text:h text:style-name="P2" text:outline-level="4">4. List the employee details in the descending order of their basic salary</text:h>
      <text:p text:style-name="P3">SELECT * </text:p>
      <text:p text:style-name="P3">FROM emp</text:p>
      <text:p text:style-name="P3">ORDER BY salary DESC;</text:p>
      <text:p text:style-name="P20"><text:span text:style-name="T2"/></text:p>
      <text:h text:style-name="P2" text:outline-level="4">5. List the number of employees and average salary for employees in department number '20'</text:h>
      <text:p text:style-name="P20"><text:span text:style-name="T2">SELECT COUNT(</text:span><text:span text:style-name="T3">ename</text:span><text:span text:style-name="T2">), AVG(salary)</text:span></text:p>
      <text:p text:style-name="P3">FROM emp</text:p>
      <text:p text:style-name="P3">WHERE deptno = 20;</text:p>
      <text:p text:style-name="P20"><text:span text:style-name="T2"/></text:p>
      <text:h text:style-name="P2" text:outline-level="4">6. List the average salary and minimum salary of employees, hiredate wise, for department number '10'</text:h>
      <text:p text:style-name="P3">SELECT hiredate, AVG(salary), MIN(salary)</text:p>
      <text:p text:style-name="P3">FROM emp</text:p>
      <text:p text:style-name="P3">WHERE deptno = 10</text:p>
      <text:p text:style-name="P3">GROUP BY hiredate</text:p>
      <text:p text:style-name="P3">ORDER BY hiredate;</text:p>
      <text:p text:style-name="P20"><text:span text:style-name="T2"/></text:p>
      <text:h text:style-name="P2" text:outline-level="4">7. List employee names and their department names</text:h>
      <text:p text:style-name="P3">SELECT e.ename, d.deptname</text:p>
      <text:p text:style-name="P3">FROM emp e</text:p>
      <text:p text:style-name="P3">JOIN dept d ON e.deptno = d.deptno;</text:p>
      <text:p text:style-name="P20"><text:span text:style-name="T2"/></text:p>
      <text:h text:style-name="P2" text:outline-level="4">8. List the total salary paid to each department</text:h>
      <text:p text:style-name="P3">SELECT d.deptname, SUM(e.salary) AS total_salary</text:p>
      <text:p text:style-name="P3">FROM emp e</text:p>
      <text:p text:style-name="P3">JOIN dept d ON e.deptno = d.deptno</text:p>
      <text:p text:style-name="P3">GROUP BY d.deptname;</text:p>
      <text:p text:style-name="P20"><text:span text:style-name="T2"/></text:p>
      <text:h text:style-name="P2" text:outline-level="4">9. List details of employees working in the 'Dev' department</text:h>
      <text:p text:style-name="P3">SELECT e.*</text:p>
      <text:p text:style-name="P3">FROM emp e</text:p>
      <text:p text:style-name="P3">JOIN dept d ON e.deptno = d.deptno</text:p>
      <text:p text:style-name="P3">WHERE d.deptname = 'Dev';</text:p>
      <text:p text:style-name="P20"><text:span text:style-name="T2"/></text:p>
      <text:h text:style-name="P2" text:outline-level="4">10. Update salary of all employees in department number 10 by 5%</text:h>
      <text:p text:style-name="P3">UPDATE emp</text:p>
      <text:p text:style-name="P3">SET salary = salary * 1.05</text:p>
      <text:p text:style-name="P3">WHERE deptno = 10;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15"><text:soft-page-break/><text:span text:style-name="T1">2. Create a database</text:span></text:p>
      <text:p text:style-name="P16"><text:tab/>1. employee (employee name, street, city) ,employee name is primary key</text:p>
      <text:p text:style-name="P16"><text:tab/>2. works (employee name, company name, salary)</text:p>
      <text:p text:style-name="P16"><text:tab/>3. company (company name, city) ,company name is primary key</text:p>
      <text:p text:style-name="P16"><text:tab/>4. manages (employee name, manager name)</text:p>
      <text:p text:style-name="P16">Give an expression in SQL for each of the following queries.</text:p>
      <text:p text:style-name="P18">1. Find the names of all employees who work for First Bank Corporation.</text:p>
      <text:p text:style-name="P18">2. Find all employees who do not work for First Bank Coorporation</text:p>
      <text:p text:style-name="P18">3. Find the company that has most employees.</text:p>
      <text:p text:style-name="P18">4. Find all companies located in every in which small bank corporation is located</text:p>
      <text:p text:style-name="P18">5. Find details of employee having salary greater than 10,000.</text:p>
      <text:p text:style-name="P18">6. Update salary of all employees who work for First Bank Corporation by 10%.</text:p>
      <text:p text:style-name="P18">7. Find employee and their managers.</text:p>
      <text:p text:style-name="P18">8. Find the names, street and cities of all employees who work for First Bank</text:p>
      <text:p text:style-name="P18">Corporation and earn more than 10,000.</text:p>
      <text:p text:style-name="P18">9. Find those companies whose employees earn a higher salary,on average, than th</text:p>
      <text:p text:style-name="P18">average salary at First Bank Corporation</text:p>
      <text:p text:style-name="P17"/>
      <text:p text:style-name="P10">-- Create the database</text:p>
      <text:p text:style-name="P10">CREATE DATABASE company_database;</text:p>
      <text:p text:style-name="P10"/>
      <text:p text:style-name="P10">-- Switch to the created database</text:p>
      <text:p text:style-name="P10">USE company_database;</text:p>
      <text:p text:style-name="P10"/>
      <text:p text:style-name="P10">-- Create the 'employee' table</text:p>
      <text:p text:style-name="P10">CREATE TABLE employee (</text:p>
      <text:p text:style-name="P10"><text:s text:c="4"/>employee_name VARCHAR(50) PRIMARY KEY,</text:p>
      <text:p text:style-name="P10"><text:s text:c="4"/>street VARCHAR(100),</text:p>
      <text:p text:style-name="P10"><text:s text:c="4"/>city VARCHAR(50)</text:p>
      <text:p text:style-name="P10">);</text:p>
      <text:p text:style-name="P10"/>
      <text:p text:style-name="P10">-- Create the 'company' table</text:p>
      <text:p text:style-name="P10">CREATE TABLE company (</text:p>
      <text:p text:style-name="P10"><text:s text:c="4"/>company_name VARCHAR(50) PRIMARY KEY,</text:p>
      <text:p text:style-name="P10"><text:s text:c="4"/>city VARCHAR(50)</text:p>
      <text:p text:style-name="P10">);</text:p>
      <text:p text:style-name="P10"/>
      <text:p text:style-name="P10">-- Create the 'works' table</text:p>
      <text:p text:style-name="P10">CREATE TABLE works (</text:p>
      <text:p text:style-name="P10"><text:s text:c="4"/>employee_name VARCHAR(50),</text:p>
      <text:p text:style-name="P10"><text:s text:c="4"/>company_name VARCHAR(50),</text:p>
      <text:p text:style-name="P10"><text:s text:c="4"/>salary DECIMAL(10, 2),</text:p>
      <text:p text:style-name="P10"><text:s text:c="4"/>FOREIGN KEY (employee_name) REFERENCES employee(employee_name),</text:p>
      <text:p text:style-name="P10"><text:s text:c="4"/>FOREIGN KEY (company_name) REFERENCES company(company_name)</text:p>
      <text:p text:style-name="P10">);</text:p>
      <text:p text:style-name="P10"/>
      <text:p text:style-name="P10">-- Create the 'manages' table</text:p>
      <text:p text:style-name="P10">CREATE TABLE manages (</text:p>
      <text:p text:style-name="P10"><text:s text:c="4"/>employee_name VARCHAR(50),</text:p>
      <text:p text:style-name="P10"><text:s text:c="4"/>manager_name VARCHAR(50),</text:p>
      <text:p text:style-name="P10"><text:s text:c="4"/>FOREIGN KEY (employee_name) REFERENCES employee(employee_name),</text:p>
      <text:p text:style-name="P10"><text:s text:c="4"/>FOREIGN KEY (manager_name) REFERENCES employee(employee_name)</text:p>
      <text:p text:style-name="P10">);</text:p>
      <text:p text:style-name="P10"/>
      <text:p text:style-name="P6">-- Inserting data into employee table</text:p>
      <text:p text:style-name="P6">INSERT INTO employee (employee_name, street, city) VALUES</text:p>
      <text:p text:style-name="P6">('John Doe', '123 Oak St', 'New York'),</text:p>
      <text:p text:style-name="P6">('Jane Smith', '456 Elm St', 'Chicago'),</text:p>
      <text:p text:style-name="P6">('Jim Brown', '789 Pine St', 'Los Angeles'),</text:p>
      <text:p text:style-name="P6">('Anna White', '101 Maple St', 'New York'),</text:p>
      <text:p text:style-name="P6">('Tom Green', '202 Cedar St', 'San Francisco');</text:p>
      <text:p text:style-name="P6"/>
      <text:p text:style-name="P6">-- Inserting data into company table</text:p>
      <text:p text:style-name="P6"><text:soft-page-break/>INSERT INTO company (company_name, city) VALUES</text:p>
      <text:p text:style-name="P6">('First Bank Corporation', 'New York'),</text:p>
      <text:p text:style-name="P6">('Small Bank Corporation', 'San Francisco'),</text:p>
      <text:p text:style-name="P6">('Tech Solutions Ltd.', 'Los Angeles'),</text:p>
      <text:p text:style-name="P6">('Global Investments', 'Chicago');</text:p>
      <text:p text:style-name="P6"/>
      <text:p text:style-name="P6">-- Inserting data into works table</text:p>
      <text:p text:style-name="P6">INSERT INTO works (employee_name, company_name, salary) VALUES</text:p>
      <text:p text:style-name="P6">('John Doe', 'First Bank Corporation', 12000.00),</text:p>
      <text:p text:style-name="P6">('Jane Smith', 'Small Bank Corporation', 9000.00),</text:p>
      <text:p text:style-name="P6">('Jim Brown', 'Tech Solutions Ltd.', 11000.00),</text:p>
      <text:p text:style-name="P6">('Anna White', 'First Bank Corporation', 15000.00),</text:p>
      <text:p text:style-name="P6">('Tom Green', 'Small Bank Corporation', 9500.00);</text:p>
      <text:p text:style-name="P6"/>
      <text:p text:style-name="P6">-- Inserting data into manages table</text:p>
      <text:p text:style-name="P6">INSERT INTO manages (employee_name, manager_name) VALUES</text:p>
      <text:p text:style-name="P6">('John Doe', 'Anna White'),</text:p>
      <text:p text:style-name="P6">('Jane Smith', 'Jim Brown'),</text:p>
      <text:p text:style-name="P6">('Tom Green', 'John Doe');</text:p>
      <text:p text:style-name="P6"/>
      <text:h text:style-name="P11" text:outline-level="4"><text:span text:style-name="T5">1. Find the names of all employees who work for </text:span><text:span text:style-name="Strong_20_Emphasis"><text:span text:style-name="T5">First Bank Corporation</text:span></text:span><text:span text:style-name="T5">.</text:span></text:h>
      <text:p text:style-name="P6">SELECT employee_name</text:p>
      <text:p text:style-name="P6">FROM works</text:p>
      <text:p text:style-name="P6">WHERE company_name = 'First Bank Corporation';</text:p>
      <text:p text:style-name="P6"/>
      <text:h text:style-name="P5" text:outline-level="4">2. Find all employees who do not work for <text:span text:style-name="Strong_20_Emphasis">First Bank Corporation</text:span>.</text:h>
      <text:p text:style-name="P6">SELECT employee_name</text:p>
      <text:p text:style-name="P6">FROM works</text:p>
      <text:p text:style-name="P6">WHERE company_name != 'First Bank Corporation';</text:p>
      <text:p text:style-name="P6"/>
      <text:h text:style-name="P5" text:outline-level="4">3. Find the company that has the most employees.</text:h>
      <text:p text:style-name="P6">SELECT company_name</text:p>
      <text:p text:style-name="P6">FROM works</text:p>
      <text:p text:style-name="P6">GROUP BY company_name</text:p>
      <text:p text:style-name="P6">ORDER BY COUNT(employee_name) DESC</text:p>
      <text:p text:style-name="P6">LIMIT 1;</text:p>
      <text:p text:style-name="P6"/>
      <text:h text:style-name="P5" text:outline-level="4">4. Find all companies located in the same city as <text:span text:style-name="Strong_20_Emphasis">Small Bank Corporation</text:span>.</text:h>
      <text:p text:style-name="P8">SELECT company_name</text:p>
      <text:p text:style-name="P8">FROM company</text:p>
      <text:p text:style-name="P8">WHERE city = (SELECT city FROM company WHERE company_name = 'Small Bank Corporation');</text:p>
      <text:p text:style-name="P8"/>
      <text:h text:style-name="P7" text:outline-level="4">5. Find details of employees having a salary greater than <text:span text:style-name="Strong_20_Emphasis">10,000</text:span></text:h>
      <text:p text:style-name="P9"><text:span text:style-name="Strong_20_Emphasis"><text:span text:style-name="T10">SELECT e.employee_name, e.street, e.city, w.salary</text:span></text:span></text:p>
      <text:p text:style-name="P9"><text:span text:style-name="Strong_20_Emphasis"><text:span text:style-name="T10">FROM employee e</text:span></text:span></text:p>
      <text:p text:style-name="P9"><text:span text:style-name="Strong_20_Emphasis"><text:span text:style-name="T10">JOIN works w ON e.employee_name = w.employee_name</text:span></text:span></text:p>
      <text:p text:style-name="P9"><text:span text:style-name="Strong_20_Emphasis"><text:span text:style-name="T10">WHERE w.salary &gt; 10000;</text:span></text:span></text:p>
      <text:p text:style-name="P9"><text:span text:style-name="Strong_20_Emphasis"><text:span text:style-name="T10"/></text:span></text:p>
      <text:h text:style-name="P12" text:outline-level="4"><text:span text:style-name="Strong_20_Emphasis"><text:span text:style-name="T6">6. Update salary of all employees who work for </text:span></text:span><text:span text:style-name="Strong_20_Emphasis"><text:span text:style-name="T5">First Bank Corporation</text:span></text:span><text:span text:style-name="Strong_20_Emphasis"><text:span text:style-name="T6"> by </text:span></text:span><text:span text:style-name="Strong_20_Emphasis"><text:span text:style-name="T5">10%</text:span></text:span><text:span text:style-name="Strong_20_Emphasis"><text:span text:style-name="T6">.</text:span></text:span></text:h>
      <text:p text:style-name="P13"><text:span text:style-name="Strong_20_Emphasis"><text:span text:style-name="T8">UPDATE works</text:span></text:span></text:p>
      <text:p text:style-name="P13"><text:span text:style-name="Strong_20_Emphasis"><text:span text:style-name="T8">SET salary = salary * 1.10</text:span></text:span></text:p>
      <text:p text:style-name="P13"><text:span text:style-name="Strong_20_Emphasis"><text:span text:style-name="T8">WHERE company_name = 'First Bank Corporation';</text:span></text:span></text:p>
      <text:p text:style-name="P13"><text:span text:style-name="Strong_20_Emphasis"><text:span text:style-name="T8"/></text:span></text:p>
      <text:h text:style-name="P12" text:outline-level="4"><text:span text:style-name="Strong_20_Emphasis"><text:span text:style-name="T6">7. Find employees and their managers.</text:span></text:span></text:h>
      <text:p text:style-name="P13"><text:span text:style-name="Strong_20_Emphasis"><text:span text:style-name="T8">SELECT e.employee_name AS employee, m.manager_name AS manager</text:span></text:span></text:p>
      <text:p text:style-name="P13"><text:span text:style-name="Strong_20_Emphasis"><text:span text:style-name="T8">FROM manages m</text:span></text:span></text:p>
      <text:p text:style-name="P13"><text:span text:style-name="Strong_20_Emphasis"><text:span text:style-name="T8">JOIN employee e ON m.employee_name = e.employee_name;</text:span></text:span></text:p>
      <text:p text:style-name="P13"><text:span text:style-name="Strong_20_Emphasis"><text:span text:style-name="T8"/></text:span></text:p>
      <text:h text:style-name="P12" text:outline-level="4"><text:span text:style-name="Strong_20_Emphasis"><text:span text:style-name="T6">8. Find the names, street, and cities of all employees who work for First Bank Corporation and earn more than 10,000.</text:span></text:span></text:h>
      <text:p text:style-name="Preformatted_20_Text"><text:span text:style-name="Strong_20_Emphasis"><text:span text:style-name="T8">SELECT e.employee_name, e.street, e.city</text:span></text:span></text:p>
      <text:p text:style-name="Preformatted_20_Text"><text:span text:style-name="Strong_20_Emphasis"><text:span text:style-name="T8">FROM employee e</text:span></text:span></text:p>
      <text:p text:style-name="Preformatted_20_Text"><text:span text:style-name="Strong_20_Emphasis"><text:span text:style-name="T8">JOIN works w ON e.employee_name = w.employee_name</text:span></text:span></text:p>
      <text:p text:style-name="Preformatted_20_Text"><text:span text:style-name="Strong_20_Emphasis"><text:span text:style-name="T8">WHERE w.company_name = 'First Bank Corporation' AND w.salary &gt; 10000;</text:span></text:span></text:p>
      <text:p text:style-name="Preformatted_20_Text"><text:span text:style-name="Strong_20_Emphasis"><text:span text:style-name="T8"/></text:span></text:p>
      <text:h text:style-name="Heading_20_4" text:outline-level="4"><text:span text:style-name="Strong_20_Emphasis"><text:span text:style-name="T6">9. Find those companies whose employees earn a higher salary on average than the average salary at First Bank Corporation.</text:span></text:span></text:h>
      <text:p text:style-name="P13"><text:span text:style-name="Strong_20_Emphasis"><text:span text:style-name="T8">SELECT company_name</text:span></text:span></text:p>
      <text:p text:style-name="P13"><text:span text:style-name="Strong_20_Emphasis"><text:span text:style-name="T8">FROM works</text:span></text:span></text:p>
      <text:p text:style-name="P13"><text:span text:style-name="Strong_20_Emphasis"><text:span text:style-name="T8">GROUP BY company_name</text:span></text:span></text:p>
      <text:p text:style-name="P13"><text:span text:style-name="Strong_20_Emphasis"><text:span text:style-name="T8">HAVING AVG(salary) &gt; (SELECT AVG(salary) FROM works WHERE company_name = 'First Bank Corporation');</text:span></text:span></text:p>
      <text:p text:style-name="P13"><text:soft-page-break/><text:span text:style-name="Strong_20_Emphasis"><text:span text:style-name="T12">7. Consider the following database</text:span></text:span></text:p>
      <text:p text:style-name="P13"><text:span text:style-name="Strong_20_Emphasis"><text:span text:style-name="T12"><text:tab/>Project(project_id,proj_name,chief_arch) , project_id is primary key</text:span></text:span></text:p>
      <text:p text:style-name="P13"><text:span text:style-name="Strong_20_Emphasis"><text:span text:style-name="T12"><text:tab/>Employee(Emp_id,Emp_name) , Emp_id is primary key</text:span></text:span></text:p>
      <text:p text:style-name="P13"><text:span text:style-name="Strong_20_Emphasis"><text:span text:style-name="T12"><text:tab/>Assigned-To(Project_id,Emp_id)</text:span></text:span></text:p>
      <text:p text:style-name="P13"><text:span text:style-name="Strong_20_Emphasis"><text:span text:style-name="T12"/></text:span></text:p>
      <text:p text:style-name="P13"><text:span text:style-name="Strong_20_Emphasis"><text:span text:style-name="T12"><text:tab/>Find the SQL queries for the following:</text:span></text:span></text:p>
      <text:p text:style-name="P13"><text:span text:style-name="Strong_20_Emphasis"><text:span text:style-name="T12">1. Get the details of employees working on project C353</text:span></text:span></text:p>
      <text:p text:style-name="P13"><text:span text:style-name="Strong_20_Emphasis"><text:span text:style-name="T12">2. Get employee number of employees working on project C353</text:span></text:span></text:p>
      <text:p text:style-name="P13"><text:span text:style-name="Strong_20_Emphasis"><text:span text:style-name="T12">3. Obtain details of employees working on Database project</text:span></text:span></text:p>
      <text:p text:style-name="P13"><text:span text:style-name="Strong_20_Emphasis"><text:span text:style-name="T12">4. Get details of employees working on both C353 and C354</text:span></text:span></text:p>
      <text:p text:style-name="P13"><text:span text:style-name="Strong_20_Emphasis"><text:span text:style-name="T12">5. Get employee numbers of employees who do not work on project C453</text:span></text:span></text:p>
      <text:p text:style-name="P13"><text:span text:style-name="Strong_20_Emphasis"><text:span text:style-name="T12"/></text:span></text:p>
      <text:p text:style-name="P13"><text:span text:style-name="Strong_20_Emphasis"><text:span text:style-name="T9">CREATE TABLE Project (</text:span></text:span></text:p>
      <text:p text:style-name="P13"><text:span text:style-name="Strong_20_Emphasis"><text:span text:style-name="T9"><text:s text:c="4"/>project_id VARCHAR(10) PRIMARY KEY,</text:span></text:span></text:p>
      <text:p text:style-name="P13"><text:span text:style-name="Strong_20_Emphasis"><text:span text:style-name="T9"><text:s text:c="4"/>proj_name VARCHAR(100),</text:span></text:span></text:p>
      <text:p text:style-name="P13"><text:span text:style-name="Strong_20_Emphasis"><text:span text:style-name="T9"><text:s text:c="4"/>chief_arch VARCHAR(100)</text:span></text:span></text:p>
      <text:p text:style-name="P13"><text:span text:style-name="Strong_20_Emphasis"><text:span text:style-name="T9">)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>INSERT INTO Project (project_id, proj_name, chief_arch) VALUES</text:span></text:span></text:p>
      <text:p text:style-name="P13"><text:span text:style-name="Strong_20_Emphasis"><text:span text:style-name="T9">('C353', 'Database', 'John Smith'),</text:span></text:span></text:p>
      <text:p text:style-name="P13"><text:span text:style-name="Strong_20_Emphasis"><text:span text:style-name="T9">('C354', 'Website', 'Alice Brown'),</text:span></text:span></text:p>
      <text:p text:style-name="P13"><text:span text:style-name="Strong_20_Emphasis"><text:span text:style-name="T9">('C455', 'Mobile App', 'Sarah Green')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>CREATE TABLE Employee (</text:span></text:span></text:p>
      <text:p text:style-name="P13"><text:span text:style-name="Strong_20_Emphasis"><text:span text:style-name="T9"><text:s text:c="4"/>Emp_id INT PRIMARY KEY,</text:span></text:span></text:p>
      <text:p text:style-name="P13"><text:span text:style-name="Strong_20_Emphasis"><text:span text:style-name="T9"><text:s text:c="4"/>Emp_name VARCHAR(100)</text:span></text:span></text:p>
      <text:p text:style-name="P13"><text:span text:style-name="Strong_20_Emphasis"><text:span text:style-name="T9">)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>INSERT INTO Employee (Emp_id, Emp_name) VALUES</text:span></text:span></text:p>
      <text:p text:style-name="P13"><text:span text:style-name="Strong_20_Emphasis"><text:span text:style-name="T9">(101, 'Bob Johnson'),</text:span></text:span></text:p>
      <text:p text:style-name="P13"><text:span text:style-name="Strong_20_Emphasis"><text:span text:style-name="T9">(102, 'Mary Lee'),</text:span></text:span></text:p>
      <text:p text:style-name="P13"><text:span text:style-name="Strong_20_Emphasis"><text:span text:style-name="T9">(103, 'James White'),</text:span></text:span></text:p>
      <text:p text:style-name="P13"><text:span text:style-name="Strong_20_Emphasis"><text:span text:style-name="T9">(104, 'Alice Green'),</text:span></text:span></text:p>
      <text:p text:style-name="P13"><text:span text:style-name="Strong_20_Emphasis"><text:span text:style-name="T9">(105, 'David Brown')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>CREATE TABLE Assigned_To (</text:span></text:span></text:p>
      <text:p text:style-name="P13"><text:span text:style-name="Strong_20_Emphasis"><text:span text:style-name="T9"><text:s text:c="4"/>Project_id VARCHAR(10),</text:span></text:span></text:p>
      <text:p text:style-name="P13"><text:span text:style-name="Strong_20_Emphasis"><text:span text:style-name="T9"><text:s text:c="4"/>Emp_id INT,</text:span></text:span></text:p>
      <text:p text:style-name="P13"><text:span text:style-name="Strong_20_Emphasis"><text:span text:style-name="T9"><text:s text:c="4"/>PRIMARY KEY (Project_id, Emp_id),</text:span></text:span></text:p>
      <text:p text:style-name="P13"><text:span text:style-name="Strong_20_Emphasis"><text:span text:style-name="T9"><text:s text:c="4"/>FOREIGN KEY (Project_id) REFERENCES Project(project_id),</text:span></text:span></text:p>
      <text:p text:style-name="P13"><text:span text:style-name="Strong_20_Emphasis"><text:span text:style-name="T9"><text:s text:c="4"/>FOREIGN KEY (Emp_id) REFERENCES Employee(Emp_id)</text:span></text:span></text:p>
      <text:p text:style-name="P13"><text:span text:style-name="Strong_20_Emphasis"><text:span text:style-name="T9">)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>INSERT INTO Assigned_To (Project_id, Emp_id) VALUES</text:span></text:span></text:p>
      <text:p text:style-name="P13"><text:span text:style-name="Strong_20_Emphasis"><text:span text:style-name="T9">('C353', 101),</text:span></text:span></text:p>
      <text:p text:style-name="P13"><text:span text:style-name="Strong_20_Emphasis"><text:span text:style-name="T9">('C353', 102),</text:span></text:span></text:p>
      <text:p text:style-name="P13"><text:span text:style-name="Strong_20_Emphasis"><text:span text:style-name="T9">('C354', 102),</text:span></text:span></text:p>
      <text:p text:style-name="P13"><text:span text:style-name="Strong_20_Emphasis"><text:span text:style-name="T9">('C354', 103),</text:span></text:span></text:p>
      <text:p text:style-name="P13"><text:span text:style-name="Strong_20_Emphasis"><text:span text:style-name="T9">('C455', 104),</text:span></text:span></text:p>
      <text:p text:style-name="P13"><text:span text:style-name="Strong_20_Emphasis"><text:span text:style-name="T9">('C455', 105)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7">1. Get the details of employees working on project C353</text:span></text:span></text:p>
      <text:p text:style-name="P13"><text:span text:style-name="Strong_20_Emphasis"><text:span text:style-name="T9">SELECT e.Emp_id, e.Emp_name</text:span></text:span></text:p>
      <text:p text:style-name="P13"><text:span text:style-name="Strong_20_Emphasis"><text:span text:style-name="T9">FROM Employee e</text:span></text:span></text:p>
      <text:p text:style-name="P13"><text:span text:style-name="Strong_20_Emphasis"><text:span text:style-name="T9">JOIN Assigned_To at ON e.Emp_id = at.Emp_id</text:span></text:span></text:p>
      <text:p text:style-name="P13"><text:span text:style-name="Strong_20_Emphasis"><text:span text:style-name="T9">JOIN Project p ON at.Project_id = p.project_id</text:span></text:span></text:p>
      <text:p text:style-name="P13"><text:span text:style-name="Strong_20_Emphasis"><text:span text:style-name="T9">WHERE p.project_id = 'C353'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7">2. Get employee number of employees working on project C353</text:span></text:span></text:p>
      <text:p text:style-name="P13"><text:span text:style-name="Strong_20_Emphasis"><text:span text:style-name="T9">SELECT e.Emp_id</text:span></text:span></text:p>
      <text:p text:style-name="P13"><text:span text:style-name="Strong_20_Emphasis"><text:span text:style-name="T9">FROM Employee e</text:span></text:span></text:p>
      <text:p text:style-name="P13"><text:span text:style-name="Strong_20_Emphasis"><text:span text:style-name="T9">JOIN Assigned_To at ON e.Emp_id = at.Emp_id</text:span></text:span></text:p>
      <text:p text:style-name="P13"><text:soft-page-break/><text:span text:style-name="Strong_20_Emphasis"><text:span text:style-name="T9">JOIN Project p ON at.Project_id = p.project_id</text:span></text:span></text:p>
      <text:p text:style-name="P13"><text:span text:style-name="Strong_20_Emphasis"><text:span text:style-name="T9">WHERE p.project_id = 'C353'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7">3. Obtain details of employees working on Database project</text:span></text:span></text:p>
      <text:p text:style-name="P13"><text:span text:style-name="Strong_20_Emphasis"><text:span text:style-name="T9">SELECT e.Emp_id, e.Emp_name</text:span></text:span></text:p>
      <text:p text:style-name="P13"><text:span text:style-name="Strong_20_Emphasis"><text:span text:style-name="T9">FROM Employee e</text:span></text:span></text:p>
      <text:p text:style-name="P13"><text:span text:style-name="Strong_20_Emphasis"><text:span text:style-name="T9">JOIN Assigned_To at ON e.Emp_id = at.Emp_id</text:span></text:span></text:p>
      <text:p text:style-name="P13"><text:span text:style-name="Strong_20_Emphasis"><text:span text:style-name="T9">JOIN Project p ON at.Project_id = p.project_id</text:span></text:span></text:p>
      <text:p text:style-name="P13"><text:span text:style-name="Strong_20_Emphasis"><text:span text:style-name="T9">WHERE p.proj_name = 'Database'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7">4. Get details of employees working on both C353 and C354</text:span></text:span></text:p>
      <text:p text:style-name="P13"><text:span text:style-name="Strong_20_Emphasis"><text:span text:style-name="T9">SELECT e.Emp_id, e.Emp_name</text:span></text:span></text:p>
      <text:p text:style-name="P13"><text:span text:style-name="Strong_20_Emphasis"><text:span text:style-name="T9">FROM Employee e</text:span></text:span></text:p>
      <text:p text:style-name="P13"><text:span text:style-name="Strong_20_Emphasis"><text:span text:style-name="T9">JOIN Assigned_To at ON e.Emp_id = at.Emp_id</text:span></text:span></text:p>
      <text:p text:style-name="P13"><text:span text:style-name="Strong_20_Emphasis"><text:span text:style-name="T9">JOIN Project p ON at.Project_id = p.project_id</text:span></text:span></text:p>
      <text:p text:style-name="P13"><text:span text:style-name="Strong_20_Emphasis"><text:span text:style-name="T9">WHERE p.project_id IN ('C353', 'C354')</text:span></text:span></text:p>
      <text:p text:style-name="P13"><text:span text:style-name="Strong_20_Emphasis"><text:span text:style-name="T9">GROUP BY e.Emp_id, e.Emp_name</text:span></text:span></text:p>
      <text:p text:style-name="P13"><text:span text:style-name="Strong_20_Emphasis"><text:span text:style-name="T9">HAVING COUNT(DISTINCT p.project_id) = 2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7">5. Get employee numbers of employees who do not work on project C453</text:span></text:span></text:p>
      <text:p text:style-name="P13"><text:span text:style-name="Strong_20_Emphasis"><text:span text:style-name="T9">SELECT e.Emp_id</text:span></text:span></text:p>
      <text:p text:style-name="P13"><text:span text:style-name="Strong_20_Emphasis"><text:span text:style-name="T9">FROM Employee e</text:span></text:span></text:p>
      <text:p text:style-name="P13"><text:span text:style-name="Strong_20_Emphasis"><text:span text:style-name="T9">WHERE e.Emp_id NOT IN (</text:span></text:span></text:p>
      <text:p text:style-name="P13"><text:span text:style-name="Strong_20_Emphasis"><text:span text:style-name="T9"><text:s text:c="4"/>SELECT at.Emp_id</text:span></text:span></text:p>
      <text:p text:style-name="P13"><text:span text:style-name="Strong_20_Emphasis"><text:span text:style-name="T9"><text:s text:c="4"/>FROM Assigned_To at</text:span></text:span></text:p>
      <text:p text:style-name="P13"><text:span text:style-name="Strong_20_Emphasis"><text:span text:style-name="T9"><text:s text:c="4"/>JOIN Project p ON at.Project_id = p.project_id</text:span></text:span></text:p>
      <text:p text:style-name="P13"><text:span text:style-name="Strong_20_Emphasis"><text:span text:style-name="T9"><text:s text:c="4"/>WHERE p.project_id = 'C453'</text:span></text:span></text:p>
      <text:p text:style-name="P13"><text:span text:style-name="Strong_20_Emphasis"><text:span text:style-name="T9">)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23"><text:span text:style-name="Strong_20_Emphasis"><text:span text:style-name="T13">8. Consider the following database</text:span></text:span></text:p>
      <text:p text:style-name="P13"><text:span text:style-name="Strong_20_Emphasis"><text:span text:style-name="T13"><text:tab/>Employee(emp_no,name,skill,pay-rate) eno primary key</text:span></text:span></text:p>
      <text:p text:style-name="P13"><text:span text:style-name="Strong_20_Emphasis"><text:span text:style-name="T13"><text:tab/>Position(posting_no,skill) posting_no primary key</text:span></text:span></text:p>
      <text:p text:style-name="P13"><text:span text:style-name="Strong_20_Emphasis"><text:span text:style-name="T13"><text:tab/>Duty_allocation(posting_no,emp_no,day,shift)</text:span></text:span></text:p>
      <text:p text:style-name="P24"><text:span text:style-name="Strong_20_Emphasis"><text:span text:style-name="T13"><text:tab/></text:span></text:span></text:p>
      <text:p text:style-name="P24"><text:span text:style-name="Strong_20_Emphasis"><text:span text:style-name="T13"><text:tab/>Find the SQL queries for the following:</text:span></text:span></text:p>
      <text:p text:style-name="P13"><text:span text:style-name="Strong_20_Emphasis"><text:span text:style-name="T13">1. Get the duty allocation details for emp_no 123461 for the month of April 1986.</text:span></text:span></text:p>
      <text:p text:style-name="P13"><text:span text:style-name="Strong_20_Emphasis"><text:span text:style-name="T13">2. Find the shift details for Employee ‘xyz’</text:span></text:span></text:p>
      <text:p text:style-name="P13"><text:span text:style-name="Strong_20_Emphasis"><text:span text:style-name="T13">3. Get employees whose rate of pay is more than or equal to the rate of pay of employee ‘xyz’</text:span></text:span></text:p>
      <text:p text:style-name="P13"><text:span text:style-name="Strong_20_Emphasis"><text:span text:style-name="T13">4. Get the names and pay rates of employees with emp_no less than 123460 whose rate of pay is</text:span></text:span></text:p>
      <text:p text:style-name="P13"><text:span text:style-name="Strong_20_Emphasis"><text:span text:style-name="T13">more than the rate of pay of at least one employee with emp_no greater than or equal to 123460.</text:span></text:span></text:p>
      <text:p text:style-name="P13"><text:span text:style-name="Strong_20_Emphasis"><text:span text:style-name="T13">5. Find the names of employees who are assigned to all positions that require a Chef’s skill</text:span></text:span></text:p>
      <text:p text:style-name="P13"><text:span text:style-name="Strong_20_Emphasis"><text:span text:style-name="T13">6 .Find the employees with the lowest pay rate</text:span></text:span></text:p>
      <text:p text:style-name="P13"><text:span text:style-name="Strong_20_Emphasis"><text:span text:style-name="T13">7 .Get the employee numbers of all employees working on at least two dates.</text:span></text:span></text:p>
      <text:p text:style-name="P13"><text:span text:style-name="Strong_20_Emphasis"><text:span text:style-name="T13">8 .Get a list of names of employees with the skill of Chef who are assigned a duty</text:span></text:span></text:p>
      <text:p text:style-name="P13"><text:span text:style-name="Strong_20_Emphasis"><text:span text:style-name="T13">9 .Get a list of employees not assigned a duty</text:span></text:span></text:p>
      <text:p text:style-name="P13"><text:span text:style-name="Strong_20_Emphasis"><text:span text:style-name="T13">10.Get a count of different employees on each shift</text:span></text:span></text:p>
      <text:p text:style-name="P13"><text:span text:style-name="Strong_20_Emphasis"><text:span text:style-name="T13"/></text:span></text:p>
      <text:p text:style-name="P13"><text:span text:style-name="Strong_20_Emphasis"><text:span text:style-name="T8">CREATE TABLE Employee (</text:span></text:span></text:p>
      <text:p text:style-name="P13"><text:span text:style-name="Strong_20_Emphasis"><text:span text:style-name="T8"><text:s text:c="4"/>emp_no INT PRIMARY KEY,</text:span></text:span></text:p>
      <text:p text:style-name="P13"><text:span text:style-name="Strong_20_Emphasis"><text:span text:style-name="T8"><text:s text:c="4"/>name VARCHAR(100),</text:span></text:span></text:p>
      <text:p text:style-name="P13"><text:span text:style-name="Strong_20_Emphasis"><text:span text:style-name="T8"><text:s text:c="4"/>skill VARCHAR(50),</text:span></text:span></text:p>
      <text:p text:style-name="P13"><text:span text:style-name="Strong_20_Emphasis"><text:span text:style-name="T8"><text:s text:c="4"/>pay_rate DECIMAL(10, 2)</text:span></text:span></text:p>
      <text:p text:style-name="P13"><text:span text:style-name="Strong_20_Emphasis"><text:span text:style-name="T8">)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8">INSERT INTO Employee (emp_no, name, skill, pay_rate) VALUES</text:span></text:span></text:p>
      <text:p text:style-name="P13"><text:span text:style-name="Strong_20_Emphasis"><text:span text:style-name="T8">(123451, 'Alice Green', 'Chef', 20.00),</text:span></text:span></text:p>
      <text:p text:style-name="P13"><text:span text:style-name="Strong_20_Emphasis"><text:span text:style-name="T8">(123452, 'Bob Brown', 'Chef', 22.50),</text:span></text:span></text:p>
      <text:p text:style-name="P13"><text:span text:style-name="Strong_20_Emphasis"><text:span text:style-name="T8">(123453, 'Charlie Smith', 'Waiter', 15.00),</text:span></text:span></text:p>
      <text:p text:style-name="P13"><text:span text:style-name="Strong_20_Emphasis"><text:span text:style-name="T8">(123454, 'David Black', 'Chef', 19.50),</text:span></text:span></text:p>
      <text:p text:style-name="P13"><text:span text:style-name="Strong_20_Emphasis"><text:span text:style-name="T8">(123455, 'Eve White', 'Chef', 25.00),</text:span></text:span></text:p>
      <text:p text:style-name="P13"><text:span text:style-name="Strong_20_Emphasis"><text:span text:style-name="T8">(123456, 'Frank Gray', 'Waiter', 17.50),</text:span></text:span></text:p>
      <text:p text:style-name="P13"><text:span text:style-name="Strong_20_Emphasis"><text:span text:style-name="T8">(123457, 'Gina Blue', 'Waiter', 14.50)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8">CREATE TABLE Position (</text:span></text:span></text:p>
      <text:p text:style-name="P13"><text:span text:style-name="Strong_20_Emphasis"><text:span text:style-name="T8"><text:s text:c="4"/>posting_no INT PRIMARY KEY,</text:span></text:span></text:p>
      <text:p text:style-name="P13"><text:span text:style-name="Strong_20_Emphasis"><text:span text:style-name="T8"><text:s text:c="4"/>skill VARCHAR(50)</text:span></text:span></text:p>
      <text:p text:style-name="P13"><text:span text:style-name="Strong_20_Emphasis"><text:span text:style-name="T8">)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8">INSERT INTO Position (posting_no, skill) VALUES</text:span></text:span></text:p>
      <text:p text:style-name="P13"><text:span text:style-name="Strong_20_Emphasis"><text:span text:style-name="T8">(1, 'Chef'),</text:span></text:span></text:p>
      <text:p text:style-name="P13"><text:span text:style-name="Strong_20_Emphasis"><text:span text:style-name="T8">(2, 'Waiter'),</text:span></text:span></text:p>
      <text:p text:style-name="P13"><text:span text:style-name="Strong_20_Emphasis"><text:span text:style-name="T8">(3, 'Chef'),</text:span></text:span></text:p>
      <text:p text:style-name="P13"><text:span text:style-name="Strong_20_Emphasis"><text:span text:style-name="T8">(4, 'Waiter')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8">CREATE TABLE Duty_allocation (</text:span></text:span></text:p>
      <text:p text:style-name="P13"><text:span text:style-name="Strong_20_Emphasis"><text:span text:style-name="T8"><text:s text:c="4"/>posting_no INT,</text:span></text:span></text:p>
      <text:p text:style-name="P13"><text:span text:style-name="Strong_20_Emphasis"><text:span text:style-name="T8"><text:s text:c="4"/>emp_no INT,</text:span></text:span></text:p>
      <text:p text:style-name="P13"><text:span text:style-name="Strong_20_Emphasis"><text:span text:style-name="T8"><text:s text:c="4"/>day DATE,</text:span></text:span></text:p>
      <text:p text:style-name="P13"><text:span text:style-name="Strong_20_Emphasis"><text:span text:style-name="T8"><text:s text:c="4"/>shift VARCHAR(10),</text:span></text:span></text:p>
      <text:p text:style-name="P13"><text:span text:style-name="Strong_20_Emphasis"><text:span text:style-name="T8"><text:s text:c="4"/>PRIMARY KEY (posting_no, emp_no, day),</text:span></text:span></text:p>
      <text:p text:style-name="P13"><text:span text:style-name="Strong_20_Emphasis"><text:span text:style-name="T8"><text:s text:c="4"/>FOREIGN KEY (posting_no) REFERENCES Position(posting_no),</text:span></text:span></text:p>
      <text:p text:style-name="P13"><text:span text:style-name="Strong_20_Emphasis"><text:span text:style-name="T8"><text:s text:c="4"/>FOREIGN KEY (emp_no) REFERENCES Employee(emp_no)</text:span></text:span></text:p>
      <text:p text:style-name="P13"><text:span text:style-name="Strong_20_Emphasis"><text:span text:style-name="T8">)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8">INSERT INTO Duty_allocation (posting_no, emp_no, day, shift) VALUES</text:span></text:span></text:p>
      <text:p text:style-name="P13"><text:span text:style-name="Strong_20_Emphasis"><text:span text:style-name="T8">(1, 123451, '2023-04-01', 'Morning'),</text:span></text:span></text:p>
      <text:p text:style-name="P13"><text:span text:style-name="Strong_20_Emphasis"><text:span text:style-name="T8">(1, 123452, '2023-04-02', 'Evening'),</text:span></text:span></text:p>
      <text:p text:style-name="P13"><text:span text:style-name="Strong_20_Emphasis"><text:span text:style-name="T8">(3, 123453, '2023-04-01', 'Morning'),</text:span></text:span></text:p>
      <text:p text:style-name="P13"><text:soft-page-break/><text:span text:style-name="Strong_20_Emphasis"><text:span text:style-name="T8">(2, 123454, '2023-04-03', 'Night'),</text:span></text:span></text:p>
      <text:p text:style-name="P13"><text:span text:style-name="Strong_20_Emphasis"><text:span text:style-name="T8">(4, 123455, '2023-04-04', 'Morning'),</text:span></text:span></text:p>
      <text:p text:style-name="P13"><text:span text:style-name="Strong_20_Emphasis"><text:span text:style-name="T8">(1, 123456, '2023-04-01', 'Morning'),</text:span></text:span></text:p>
      <text:p text:style-name="P13"><text:span text:style-name="Strong_20_Emphasis"><text:span text:style-name="T8">(2, 123457, '2023-04-01', 'Evening')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6">1. Get the duty allocation details for </text:span></text:span><text:span text:style-name="Strong_20_Emphasis"><text:span text:style-name="Source_20_Text"><text:span text:style-name="T6">emp_no</text:span></text:span></text:span><text:span text:style-name="Strong_20_Emphasis"><text:span text:style-name="T6"> 123461 for the month of April 1986</text:span></text:span></text:p>
      <text:p text:style-name="P13"><text:span text:style-name="Strong_20_Emphasis"><text:span text:style-name="T8">SELECT da.posting_no, da.day, da.shift</text:span></text:span></text:p>
      <text:p text:style-name="P13"><text:span text:style-name="Strong_20_Emphasis"><text:span text:style-name="T8">FROM Duty_allocation da</text:span></text:span></text:p>
      <text:p text:style-name="P13"><text:span text:style-name="Strong_20_Emphasis"><text:span text:style-name="T8">WHERE da.emp_no = 123461</text:span></text:span></text:p>
      <text:p text:style-name="P13"><text:span text:style-name="Strong_20_Emphasis"><text:span text:style-name="T8"><text:s text:c="2"/>AND da.day BETWEEN '1986-04-01' AND '1986-04-30'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6">2. Find the shift details for Employee ‘xyz’</text:span></text:span></text:p>
      <text:p text:style-name="P13"><text:span text:style-name="Strong_20_Emphasis"><text:span text:style-name="T8">SELECT da.posting_no, da.day, da.shift</text:span></text:span></text:p>
      <text:p text:style-name="P13"><text:span text:style-name="Strong_20_Emphasis"><text:span text:style-name="T8">FROM Duty_allocation da</text:span></text:span></text:p>
      <text:p text:style-name="P13"><text:span text:style-name="Strong_20_Emphasis"><text:span text:style-name="T8">JOIN Employee e ON da.emp_no = e.emp_no</text:span></text:span></text:p>
      <text:p text:style-name="P13"><text:span text:style-name="Strong_20_Emphasis"><text:span text:style-name="T8">WHERE e.name = 'xyz'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6">3. Get employees whose rate of pay is more than or equal to the rate of pay of employee ‘xyz’</text:span></text:span></text:p>
      <text:p text:style-name="P13"><text:span text:style-name="Strong_20_Emphasis"><text:span text:style-name="T8">SELECT e.emp_no, e.name, e.pay_rate</text:span></text:span></text:p>
      <text:p text:style-name="P13"><text:span text:style-name="Strong_20_Emphasis"><text:span text:style-name="T8">FROM Employee e</text:span></text:span></text:p>
      <text:p text:style-name="P13"><text:span text:style-name="Strong_20_Emphasis"><text:span text:style-name="T8">WHERE e.pay_rate &gt;= (SELECT pay_rate FROM Employee WHERE name = 'xyz')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6">4. Get the names and pay rates of employees with </text:span></text:span><text:span text:style-name="Strong_20_Emphasis"><text:span text:style-name="Source_20_Text"><text:span text:style-name="T6">emp_no</text:span></text:span></text:span><text:span text:style-name="Strong_20_Emphasis"><text:span text:style-name="T6"> less than 123460 whose rate of pay is more than the rate of pay of at least one employee with </text:span></text:span><text:span text:style-name="Strong_20_Emphasis"><text:span text:style-name="Source_20_Text"><text:span text:style-name="T6">emp_no</text:span></text:span></text:span><text:span text:style-name="Strong_20_Emphasis"><text:span text:style-name="T6"> greater than or equal to 123460.</text:span></text:span></text:p>
      <text:p text:style-name="P13"><text:span text:style-name="Strong_20_Emphasis"><text:span text:style-name="T8">SELECT e.name, e.pay_rate</text:span></text:span></text:p>
      <text:p text:style-name="P13"><text:span text:style-name="Strong_20_Emphasis"><text:span text:style-name="T8">FROM Employee e</text:span></text:span></text:p>
      <text:p text:style-name="P13"><text:span text:style-name="Strong_20_Emphasis"><text:span text:style-name="T8">WHERE e.emp_no &lt; 123460</text:span></text:span></text:p>
      <text:p text:style-name="P13"><text:span text:style-name="Strong_20_Emphasis"><text:span text:style-name="T8"><text:s text:c="2"/>AND e.pay_rate &gt; (</text:span></text:span></text:p>
      <text:p text:style-name="P13"><text:span text:style-name="Strong_20_Emphasis"><text:span text:style-name="T8"><text:s text:c="6"/>SELECT MAX(e2.pay_rate)</text:span></text:span></text:p>
      <text:p text:style-name="P13"><text:span text:style-name="Strong_20_Emphasis"><text:span text:style-name="T8"><text:s text:c="6"/>FROM Employee e2</text:span></text:span></text:p>
      <text:p text:style-name="P13"><text:span text:style-name="Strong_20_Emphasis"><text:span text:style-name="T8"><text:s text:c="6"/>WHERE e2.emp_no &gt;= 123460</text:span></text:span></text:p>
      <text:p text:style-name="P13"><text:span text:style-name="Strong_20_Emphasis"><text:span text:style-name="T8"><text:s text:c="2"/>)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6">5. Find the names of employees who are assigned to all positions that require a Chef’s skill.</text:span></text:span></text:p>
      <text:p text:style-name="P13"><text:span text:style-name="Strong_20_Emphasis"><text:span text:style-name="T8">SELECT e.name</text:span></text:span></text:p>
      <text:p text:style-name="P13"><text:span text:style-name="Strong_20_Emphasis"><text:span text:style-name="T8">FROM Employee e</text:span></text:span></text:p>
      <text:p text:style-name="P13"><text:span text:style-name="Strong_20_Emphasis"><text:span text:style-name="T8">WHERE NOT EXISTS (</text:span></text:span></text:p>
      <text:p text:style-name="P13"><text:span text:style-name="Strong_20_Emphasis"><text:span text:style-name="T8"><text:s text:c="4"/>SELECT p.posting_no</text:span></text:span></text:p>
      <text:p text:style-name="P13"><text:span text:style-name="Strong_20_Emphasis"><text:span text:style-name="T8"><text:s text:c="4"/>FROM Position p</text:span></text:span></text:p>
      <text:p text:style-name="P13"><text:span text:style-name="Strong_20_Emphasis"><text:span text:style-name="T8"><text:s text:c="4"/>WHERE p.skill = 'Chef'</text:span></text:span></text:p>
      <text:p text:style-name="P13"><text:span text:style-name="Strong_20_Emphasis"><text:span text:style-name="T8"><text:s text:c="4"/>AND NOT EXISTS (</text:span></text:span></text:p>
      <text:p text:style-name="P13"><text:span text:style-name="Strong_20_Emphasis"><text:span text:style-name="T8"><text:s text:c="8"/>SELECT da.emp_no</text:span></text:span></text:p>
      <text:p text:style-name="P13"><text:span text:style-name="Strong_20_Emphasis"><text:span text:style-name="T8"><text:s text:c="8"/>FROM Duty_allocation da</text:span></text:span></text:p>
      <text:p text:style-name="P13"><text:span text:style-name="Strong_20_Emphasis"><text:span text:style-name="T8"><text:s text:c="8"/>WHERE da.emp_no = e.emp_no AND da.posting_no = p.posting_no</text:span></text:span></text:p>
      <text:p text:style-name="P13"><text:span text:style-name="Strong_20_Emphasis"><text:span text:style-name="T8"><text:s text:c="4"/>)</text:span></text:span></text:p>
      <text:p text:style-name="P13"><text:span text:style-name="Strong_20_Emphasis"><text:span text:style-name="T8">)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6">6. Find the employees with the lowest pay rate</text:span></text:span></text:p>
      <text:p text:style-name="P13"><text:span text:style-name="Strong_20_Emphasis"><text:span text:style-name="T8">SELECT da.emp_no</text:span></text:span></text:p>
      <text:p text:style-name="P13"><text:span text:style-name="Strong_20_Emphasis"><text:span text:style-name="T8">FROM Duty_allocation da</text:span></text:span></text:p>
      <text:p text:style-name="P13"><text:span text:style-name="Strong_20_Emphasis"><text:span text:style-name="T8">GROUP BY da.emp_no</text:span></text:span></text:p>
      <text:p text:style-name="P13"><text:span text:style-name="Strong_20_Emphasis"><text:span text:style-name="T8">HAVING COUNT(DISTINCT da.day) &gt;= 2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6">7. Get the employee numbers of all employees working on at least two dates</text:span></text:span></text:p>
      <text:p text:style-name="P13"><text:span text:style-name="Strong_20_Emphasis"><text:span text:style-name="T8">SELECT da.emp_no</text:span></text:span></text:p>
      <text:p text:style-name="P13"><text:span text:style-name="Strong_20_Emphasis"><text:span text:style-name="T8">FROM Duty_allocation da</text:span></text:span></text:p>
      <text:p text:style-name="P13"><text:span text:style-name="Strong_20_Emphasis"><text:span text:style-name="T8">GROUP BY da.emp_no</text:span></text:span></text:p>
      <text:p text:style-name="P13"><text:span text:style-name="Strong_20_Emphasis"><text:span text:style-name="T8">HAVING COUNT(DISTINCT da.day) &gt;= 2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6">8. Get a list of names of employees with the skill of Chef who are assigned a duty.</text:span></text:span></text:p>
      <text:p text:style-name="P13"><text:span text:style-name="Strong_20_Emphasis"><text:span text:style-name="T8">SELECT e.name</text:span></text:span></text:p>
      <text:p text:style-name="P13"><text:span text:style-name="Strong_20_Emphasis"><text:span text:style-name="T8">FROM Employee e</text:span></text:span></text:p>
      <text:p text:style-name="P13"><text:span text:style-name="Strong_20_Emphasis"><text:span text:style-name="T8">JOIN Duty_allocation da ON e.emp_no = da.emp_no</text:span></text:span></text:p>
      <text:p text:style-name="P13"><text:span text:style-name="Strong_20_Emphasis"><text:span text:style-name="T8">WHERE e.skill = 'Chef'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6">9. Get a list of employees not assigned a duty.</text:span></text:span></text:p>
      <text:p text:style-name="P13"><text:span text:style-name="Strong_20_Emphasis"><text:span text:style-name="T8">SELECT e.name</text:span></text:span></text:p>
      <text:p text:style-name="P13"><text:span text:style-name="Strong_20_Emphasis"><text:span text:style-name="T8">FROM Employee e</text:span></text:span></text:p>
      <text:p text:style-name="P13"><text:soft-page-break/><text:span text:style-name="Strong_20_Emphasis"><text:span text:style-name="T8">WHERE e.emp_no NOT IN (SELECT DISTINCT da.emp_no FROM Duty_allocation da);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6">10. Get a count of different employees on each shift</text:span></text:span></text:p>
      <text:p text:style-name="P13"><text:span text:style-name="Strong_20_Emphasis"><text:span text:style-name="T8">SELECT da.shift, COUNT(DISTINCT da.emp_no) AS num_employees</text:span></text:span></text:p>
      <text:p text:style-name="P13"><text:span text:style-name="Strong_20_Emphasis"><text:span text:style-name="T8">FROM Duty_allocation da</text:span></text:span></text:p>
      <text:p text:style-name="P13"><text:span text:style-name="Strong_20_Emphasis"><text:span text:style-name="T8">GROUP BY da.shift;</text:span></text:span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8:31:41.271749084</meta:creation-date>
    <dc:date>2024-11-09T08:47:47.855167582</dc:date>
    <meta:editing-duration>PT54M33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9" meta:paragraph-count="406" meta:word-count="2283" meta:character-count="15074" meta:non-whitespace-character-count="12900"/>
  </office:meta>
</office:document-meta>
</file>